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erif" svg:font-family="'Liberation Serif'" style:font-family-generic="roman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98cm" style:rel-column-width="736*"/>
    </style:style>
    <style:style style:name="Table1.B" style:family="table-column">
      <style:table-column-properties style:column-width="2.598cm" style:rel-column-width="1473*"/>
    </style:style>
    <style:style style:name="Table1.C" style:family="table-column">
      <style:table-column-properties style:column-width="5.796cm" style:rel-column-width="3286*"/>
    </style:style>
    <style:style style:name="Table1.D" style:family="table-column">
      <style:table-column-properties style:column-width="3.392cm" style:rel-column-width="1923*"/>
    </style:style>
    <style:style style:name="Table1.E" style:family="table-column">
      <style:table-column-properties style:column-width="3.916cm" style:rel-column-width="222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91787" officeooo:paragraph-rsid="00191787"/>
    </style:style>
    <style:style style:name="P2" style:family="paragraph" style:parent-style-name="Table_20_Contents">
      <style:text-properties officeooo:paragraph-rsid="00191787"/>
    </style:style>
    <style:style style:name="P3" style:family="paragraph" style:parent-style-name="Table_20_Contents">
      <style:text-properties officeooo:rsid="00191787" officeooo:paragraph-rsid="00191787"/>
    </style:style>
    <style:style style:name="T1" style:family="text">
      <style:text-properties officeooo:rsid="001917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beitsbaltt das Kapital von Unternehme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30.03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3">20.000€</text:p>
          </table:table-cell>
          <table:table-cell table:style-name="Table1.A1" office:value-type="string">
            <text:p text:style-name="Table_20_Contents">EK</text:p>
          </table:table-cell>
          <table:table-cell table:style-name="Table1.E1" office:value-type="string">
            <text:p text:style-name="P3">20.000€</text:p>
          </table:table-cell>
        </table:table-row>
        <table:table-row>
          <table:table-cell table:style-name="Table1.A2" office:value-type="string">
            <text:p text:style-name="Table_20_Contents">01.04</text:p>
          </table:table-cell>
          <table:table-cell table:style-name="Table1.A2" office:value-type="string">
            <text:p text:style-name="Table_20_Contents">BGA</text:p>
            <text:p text:style-name="Table_20_Contents">Bank</text:p>
          </table:table-cell>
          <table:table-cell table:style-name="Table1.A2" office:value-type="string">
            <text:p text:style-name="P3">12.000€</text:p>
            <text:p text:style-name="P3">8.000€</text:p>
          </table:table-cell>
          <table:table-cell table:style-name="Table1.A2" office:value-type="string">
            <text:p text:style-name="Table_20_Contents">EK</text:p>
          </table:table-cell>
          <table:table-cell table:style-name="Table1.E2" office:value-type="string">
            <text:p text:style-name="P3">20.000€</text:p>
          </table:table-cell>
        </table:table-row>
        <table:table-row>
          <table:table-cell table:style-name="Table1.A2" office:value-type="string">
            <text:p text:style-name="Table_20_Contents">02.04</text:p>
          </table:table-cell>
          <table:table-cell table:style-name="Table1.A2" office:value-type="string">
            <text:p text:style-name="Table_20_Contents">BGA</text:p>
            <text:p text:style-name="Table_20_Contents">Ware</text:p>
            <text:p text:style-name="Table_20_Contents">Bank</text:p>
          </table:table-cell>
          <table:table-cell table:style-name="Table1.A2" office:value-type="string">
            <text:p text:style-name="P3">12.000€</text:p>
            <text:p text:style-name="P3">5.000€</text:p>
            <text:p text:style-name="P3">3.000€</text:p>
          </table:table-cell>
          <table:table-cell table:style-name="Table1.A2" office:value-type="string">
            <text:p text:style-name="Table_20_Contents">EK</text:p>
          </table:table-cell>
          <table:table-cell table:style-name="Table1.E2" office:value-type="string">
            <text:p text:style-name="P3">20.000€</text:p>
          </table:table-cell>
        </table:table-row>
        <table:table-row>
          <table:table-cell table:style-name="Table1.A2" office:value-type="string">
            <text:p text:style-name="Table_20_Contents">03.04</text:p>
          </table:table-cell>
          <table:table-cell table:style-name="Table1.A2" office:value-type="string">
            <text:p text:style-name="Table_20_Contents">BGA</text:p>
            <text:p text:style-name="Table_20_Contents">Ware</text:p>
            <text:p text:style-name="Table_20_Contents">Bank</text:p>
            <text:p text:style-name="Table_20_Contents">Kasse</text:p>
          </table:table-cell>
          <table:table-cell table:style-name="Table1.A2" office:value-type="string">
            <text:p text:style-name="P3">12.000€</text:p>
            <text:p text:style-name="P3">5.000€</text:p>
            <text:p text:style-name="P3">2.000€</text:p>
            <text:p text:style-name="P3">1.000€</text:p>
          </table:table-cell>
          <table:table-cell table:style-name="Table1.A2" office:value-type="string">
            <text:p text:style-name="Table_20_Contents">EK</text:p>
          </table:table-cell>
          <table:table-cell table:style-name="Table1.E2" office:value-type="string">
            <text:p text:style-name="P3">20.000€</text:p>
          </table:table-cell>
        </table:table-row>
        <table:table-row>
          <table:table-cell table:style-name="Table1.A2" office:value-type="string">
            <text:p text:style-name="Table_20_Contents">04.04</text:p>
          </table:table-cell>
          <table:table-cell table:style-name="Table1.A2" office:value-type="string">
            <text:p text:style-name="Table_20_Contents">BGA</text:p>
            <text:p text:style-name="Table_20_Contents">Ware</text:p>
            <text:p text:style-name="Table_20_Contents">Bank</text:p>
            <text:p text:style-name="Table_20_Contents">Kasse</text:p>
          </table:table-cell>
          <table:table-cell table:style-name="Table1.A2" office:value-type="string">
            <text:p text:style-name="P3">12.000€</text:p>
            <text:p text:style-name="P3">1.000€</text:p>
            <text:p text:style-name="P3">2.000€</text:p>
            <text:p text:style-name="P3">7.000€</text:p>
          </table:table-cell>
          <table:table-cell table:style-name="Table1.A2" office:value-type="string">
            <text:p text:style-name="Table_20_Contents">EK</text:p>
          </table:table-cell>
          <table:table-cell table:style-name="Table1.E2" office:value-type="string">
            <text:p text:style-name="P3">22.000€</text:p>
          </table:table-cell>
        </table:table-row>
        <table:table-row>
          <table:table-cell table:style-name="Table1.A2" office:value-type="string">
            <text:p text:style-name="Table_20_Contents">05.04</text:p>
          </table:table-cell>
          <table:table-cell table:style-name="Table1.A2" office:value-type="string">
            <text:p text:style-name="Table_20_Contents">BGA</text:p>
            <text:p text:style-name="Table_20_Contents">Ware</text:p>
            <text:p text:style-name="Table_20_Contents">Bank</text:p>
            <text:p text:style-name="Table_20_Contents">Kasse</text:p>
          </table:table-cell>
          <table:table-cell table:style-name="Table1.A2" office:value-type="string">
            <text:p text:style-name="Table_20_Contents">1<text:span text:style-name="T1">2</text:span>.000€</text:p>
            <text:p text:style-name="Table_20_Contents">1.000€</text:p>
            <text:p text:style-name="Table_20_Contents">7.000€</text:p>
            <text:p text:style-name="Table_20_Contents">7.000€</text:p>
          </table:table-cell>
          <table:table-cell table:style-name="Table1.A2" office:value-type="string">
            <text:p text:style-name="Table_20_Contents">EK </text:p>
            <text:p text:style-name="Table_20_Contents">FK</text:p>
            <text:p text:style-name="Table_20_Contents">langfr. Bankverb. </text:p>
          </table:table-cell>
          <table:table-cell table:style-name="Table1.E2" office:value-type="string">
            <text:p text:style-name="Table_20_Contents">22.000€</text:p>
            <text:p text:style-name="Table_20_Contents"/>
            <text:p text:style-name="Table_20_Contents"><text:span text:style-name="T1">5</text:span>.000€</text:p>
          </table:table-cell>
        </table:table-row>
        <table:table-row>
          <table:table-cell table:style-name="Table1.A2" office:value-type="string">
            <text:p text:style-name="Table_20_Contents">06.04</text:p>
          </table:table-cell>
          <table:table-cell table:style-name="Table1.A2" office:value-type="string">
            <text:p text:style-name="P2">BGA</text:p>
            <text:p text:style-name="P2">Ware</text:p>
            <text:p text:style-name="P2">Bank</text:p>
            <text:p text:style-name="P2">Kasse</text:p>
          </table:table-cell>
          <table:table-cell table:style-name="Table1.A2" office:value-type="string">
            <text:p text:style-name="P2">12.000€</text:p>
            <text:p text:style-name="P2">1.000€</text:p>
            <text:p text:style-name="P2">2.000€</text:p>
            <text:p text:style-name="P2">7.000€</text:p>
          </table:table-cell>
          <table:table-cell table:style-name="Table1.A2" office:value-type="string">
            <text:p text:style-name="Table_20_Contents">EK </text:p>
            <text:p text:style-name="Table_20_Contents">FK</text:p>
            <text:p text:style-name="Table_20_Contents">langr. Bankverb.</text:p>
          </table:table-cell>
          <table:table-cell table:style-name="Table1.E2" office:value-type="string">
            <text:p text:style-name="Table_20_Contents">17.000€</text:p>
            <text:p text:style-name="Table_20_Contents"/>
            <text:p text:style-name="Table_20_Contents">5.000€</text:p>
          </table:table-cell>
        </table:table-row>
        <table:table-row>
          <table:table-cell table:style-name="Table1.A2" office:value-type="string">
            <text:p text:style-name="Table_20_Contents">07.04</text:p>
          </table:table-cell>
          <table:table-cell table:style-name="Table1.A2" office:value-type="string">
            <text:p text:style-name="P2">BGA</text:p>
            <text:p text:style-name="P2">Ware</text:p>
            <text:p text:style-name="P2">Bank</text:p>
            <text:p text:style-name="P2">Kasse</text:p>
          </table:table-cell>
          <table:table-cell table:style-name="Table1.A2" office:value-type="string">
            <text:p text:style-name="P3">12.000€</text:p>
            <text:p text:style-name="P3">5.000€</text:p>
            <text:p text:style-name="P3">2.000€</text:p>
            <text:p text:style-name="P3">7.000€</text:p>
          </table:table-cell>
          <table:table-cell table:style-name="Table1.A2" office:value-type="string">
            <text:p text:style-name="Table_20_Contents">EK</text:p>
            <text:p text:style-name="Table_20_Contents">FK</text:p>
            <text:p text:style-name="Table_20_Contents">langfr. Bankverb.</text:p>
          </table:table-cell>
          <table:table-cell table:style-name="Table1.E2" office:value-type="string">
            <text:p text:style-name="P3">17.000€</text:p>
            <text:p text:style-name="P3"/>
            <text:p text:style-name="P3">5.000€</text:p>
          </table:table-cell>
        </table:table-row>
        <table:table-row>
          <table:table-cell table:style-name="Table1.A2" office:value-type="string">
            <text:p text:style-name="Table_20_Contents">08.04</text:p>
          </table:table-cell>
          <table:table-cell table:style-name="Table1.A2" office:value-type="string">
            <text:p text:style-name="P2">BGA</text:p>
            <text:p text:style-name="P2">Ware</text:p>
            <text:p text:style-name="P2">Forder .aLuL.</text:p>
            <text:p text:style-name="P2">Bank</text:p>
            <text:p text:style-name="P2">Kasse</text:p>
          </table:table-cell>
          <table:table-cell table:style-name="Table1.A2" office:value-type="string">
            <text:p text:style-name="P3">12.000€</text:p>
            <text:p text:style-name="P3">0€</text:p>
            <text:p text:style-name="P3">5.000€</text:p>
            <text:p text:style-name="P3">2.000€</text:p>
            <text:p text:style-name="P3">7.000€</text:p>
          </table:table-cell>
          <table:table-cell table:style-name="Table1.A2" office:value-type="string">
            <text:p text:style-name="Table_20_Contents">EK</text:p>
            <text:p text:style-name="Table_20_Contents">FK</text:p>
            <text:p text:style-name="Table_20_Contents">langr. Bankverb.</text:p>
            <text:p text:style-name="Table_20_Contents">Verbinbl. <text:span text:style-name="T1">aL</text:span>uL.</text:p>
          </table:table-cell>
          <table:table-cell table:style-name="Table1.E2" office:value-type="string">
            <text:p text:style-name="P3">19.000€</text:p>
            <text:p text:style-name="P3"/>
            <text:p text:style-name="P3">5.000€</text:p>
            <text:p text:style-name="P3">4.000€</text:p>
          </table:table-cell>
        </table:table-row>
        <table:table-row>
          <table:table-cell table:style-name="Table1.A2" office:value-type="string">
            <text:p text:style-name="Table_20_Contents">09.04</text:p>
          </table:table-cell>
          <table:table-cell table:style-name="Table1.A2" office:value-type="string">
            <text:p text:style-name="P2">BGA</text:p>
            <text:p text:style-name="P2">Ware</text:p>
            <text:p text:style-name="P2">Forder .aLuL.</text:p>
            <text:p text:style-name="P2">Bank</text:p>
            <text:p text:style-name="P2">Kasse</text:p>
          </table:table-cell>
          <table:table-cell table:style-name="Table1.A2" office:value-type="string">
            <text:p text:style-name="P3">11.000€</text:p>
            <text:p text:style-name="P3">0€</text:p>
            <text:p text:style-name="P3">7.000€</text:p>
            <text:p text:style-name="P3">2.000€</text:p>
            <text:p text:style-name="P3">7.000€</text:p>
          </table:table-cell>
          <table:table-cell table:style-name="Table1.A2" office:value-type="string">
            <text:p text:style-name="P2">EK</text:p>
            <text:p text:style-name="P2">FK</text:p>
            <text:p text:style-name="P2">langr. Bankverb.</text:p>
            <text:p text:style-name="P2">Verbinbl. <text:span text:style-name="T1">aL</text:span>uL.</text:p>
          </table:table-cell>
          <table:table-cell table:style-name="Table1.E2" office:value-type="string">
            <text:p text:style-name="P3">18.000€</text:p>
            <text:p text:style-name="P3"/>
            <text:p text:style-name="P3">5.000€</text:p>
            <text:p text:style-name="P3">4.000€</text:p>
          </table:table-cell>
        </table:table-row>
        <table:table-row>
          <table:table-cell table:style-name="Table1.A2" office:value-type="string">
            <text:p text:style-name="Table_20_Contents">10.04</text:p>
          </table:table-cell>
          <table:table-cell table:style-name="Table1.A2" office:value-type="string">
            <text:p text:style-name="P2">BGA</text:p>
            <text:p text:style-name="P2">Ware</text:p>
            <text:p text:style-name="P2">Forder .aLuL.</text:p>
            <text:p text:style-name="P2">Bank</text:p>
            <text:p text:style-name="P2">Kasse</text:p>
          </table:table-cell>
          <table:table-cell table:style-name="Table1.A2" office:value-type="string">
            <text:p text:style-name="P3">11.000€</text:p>
            <text:p text:style-name="P3">0€</text:p>
            <text:p text:style-name="P3">7.000€</text:p>
            <text:p text:style-name="P3">0€</text:p>
            <text:p text:style-name="P3">4.000€</text:p>
          </table:table-cell>
          <table:table-cell table:style-name="Table1.A2" office:value-type="string">
            <text:p text:style-name="P2">EK</text:p>
            <text:p text:style-name="P2">FK</text:p>
            <text:p text:style-name="P2">langr. Bankverb.</text:p>
            <text:p text:style-name="P2">Verbinbl. <text:span text:style-name="T1">aL</text:span>uL.</text:p>
          </table:table-cell>
          <table:table-cell table:style-name="Table1.E2" office:value-type="string">
            <text:p text:style-name="P3">13.000€</text:p>
            <text:p text:style-name="P3"/>
            <text:p text:style-name="P3">5.000€</text:p>
            <text:p text:style-name="P3">4.000€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erif" svg:font-family="'Liberation Serif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08:15:00.027051149</meta:creation-date>
    <dc:date>2023-10-19T09:10:55.474693136</dc:date>
    <meta:editing-duration>PT55M55S</meta:editing-duration>
    <meta:editing-cycles>1</meta:editing-cycles>
    <meta:generator>LibreOffice/7.6.1.2$Linux_X86_64 LibreOffice_project/60$Build-2</meta:generator>
    <meta:document-statistic meta:table-count="1" meta:image-count="0" meta:object-count="0" meta:page-count="1" meta:paragraph-count="140" meta:word-count="156" meta:character-count="836" meta:non-whitespace-character-count="817"/>
  </office:meta>
</office:document-meta>
</file>